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draw:fill="bitmap" draw:fill-image-name="FillImage1" style:repeat="stretch"/>
    </style:style>
    <style:style style:family="presentation" style:name="pr3">
      <style:graphic-properties draw:fill="none" draw:auto-grow-height="false" draw:auto-grow-width="false" draw:stroke="none" style:wrap="run-through" fo:background-color="transparent"/>
    </style:style>
    <style:style style:family="paragraph" style:name="P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">
      <style:text-properties fo:color="#5FE300" fo:font-size="36pt" style:font-size-asian="36pt" style:font-size-complex="36pt" fo:language="en" fo:country="US"/>
    </style:style>
    <style:style style:family="text" style:name="T4">
      <style:text-properties fo:color="#FFFFFF" fo:font-size="36pt" style:font-size-asian="36pt" style:font-size-complex="36pt" fo:language="en" fo:country="US"/>
    </style:style>
    <style:style style:family="text" style:name="T5">
      <style:text-properties fo:color="#5FE300" fo:font-size="36pt" style:font-size-asian="36pt" style:font-size-complex="36pt" fo:language="en" fo:country="US"/>
    </style:style>
    <style:style style:family="drawing-page" style:name="dp4">
      <style:drawing-page-properties draw:fill="bitmap" draw:fill-image-name="FillImage2" style:repeat="stretch"/>
    </style:style>
    <style:style style:family="presentation" style:name="pr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">
      <style:text-properties fo:color="#5FE300" fo:font-size="36pt" style:font-size-asian="36pt" style:font-size-complex="36pt" fo:language="en" fo:country="US"/>
    </style:style>
    <style:style style:family="text" style:name="T7">
      <style:text-properties fo:color="#5FE300" fo:font-size="36pt" style:font-size-asian="36pt" style:font-size-complex="36pt" fo:language="en" fo:country="US"/>
    </style:style>
    <style:style style:family="paragraph" style:name="P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">
      <style:text-properties fo:color="#5FE300" fo:font-size="36pt" style:font-size-asian="36pt" style:font-size-complex="36pt" fo:language="en" fo:country="US"/>
    </style:style>
    <style:style style:family="paragraph" style:name="P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">
      <style:text-properties fo:color="#5FE300" fo:font-size="36pt" style:font-size-asian="36pt" style:font-size-complex="36pt" fo:language="en" fo:country="US"/>
    </style:style>
    <style:style style:family="paragraph" style:name="P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">
      <style:text-properties fo:color="#5FE300" fo:font-size="36pt" style:font-size-asian="36pt" style:font-size-complex="36pt" fo:language="en" fo:country="US"/>
    </style:style>
    <style:style style:family="paragraph" style:name="P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">
      <style:text-properties fo:color="#5FE300" fo:font-size="36pt" style:font-size-asian="36pt" style:font-size-complex="36pt" fo:language="en" fo:country="US"/>
    </style:style>
    <style:style style:family="paragraph" style:name="P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">
      <style:text-properties fo:color="#5FE300" fo:font-size="36pt" style:font-size-asian="36pt" style:font-size-complex="36pt" fo:language="en" fo:country="US"/>
    </style:style>
    <style:style style:family="paragraph" style:name="P1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">
      <style:text-properties fo:color="#5FE300" fo:font-size="36pt" style:font-size-asian="36pt" style:font-size-complex="36pt" fo:language="en" fo:country="US"/>
    </style:style>
    <style:style style:family="paragraph" style:name="P1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">
      <style:text-properties fo:color="#5FE300" fo:font-size="36pt" style:font-size-asian="36pt" style:font-size-complex="36pt" fo:language="en" fo:country="US"/>
    </style:style>
    <style:style style:family="paragraph" style:name="P1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">
      <style:text-properties fo:color="#5FE300" fo:font-size="36pt" style:font-size-asian="36pt" style:font-size-complex="36pt" fo:language="en" fo:country="US"/>
    </style:style>
    <style:style style:family="paragraph" style:name="P1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">
      <style:text-properties fo:color="#5FE300" fo:font-size="36pt" style:font-size-asian="36pt" style:font-size-complex="36pt" fo:language="en" fo:country="US"/>
    </style:style>
    <style:style style:family="drawing-page" style:name="dp5">
      <style:drawing-page-properties draw:fill="bitmap" draw:fill-image-name="FillImage3" style:repeat="stretch"/>
    </style:style>
    <style:style style:family="presentation" style:name="pr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7">
      <style:text-properties fo:color="#5FE300" fo:font-size="36pt" style:font-size-asian="36pt" style:font-size-complex="36pt" fo:language="en" fo:country="US"/>
    </style:style>
    <style:style style:family="text" style:name="T18">
      <style:text-properties fo:color="#5FE300" fo:font-size="36pt" style:font-size-asian="36pt" style:font-size-complex="36pt" fo:language="en" fo:country="US"/>
    </style:style>
    <style:style style:family="paragraph" style:name="P1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9">
      <style:text-properties fo:color="#5FE300" fo:font-size="36pt" style:font-size-asian="36pt" style:font-size-complex="36pt" fo:language="en" fo:country="US"/>
    </style:style>
    <style:style style:family="paragraph" style:name="P1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0">
      <style:text-properties fo:color="#5FE300" fo:font-size="36pt" style:font-size-asian="36pt" style:font-size-complex="36pt" fo:language="en" fo:country="US"/>
    </style:style>
    <style:style style:family="paragraph" style:name="P1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1">
      <style:text-properties fo:color="#5FE300" fo:font-size="36pt" style:font-size-asian="36pt" style:font-size-complex="36pt" fo:language="en" fo:country="US"/>
    </style:style>
    <style:style style:family="paragraph" style:name="P1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2">
      <style:text-properties fo:color="#5FE300" fo:font-size="36pt" style:font-size-asian="36pt" style:font-size-complex="36pt" fo:language="en" fo:country="US"/>
    </style:style>
    <style:style style:family="paragraph" style:name="P1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3">
      <style:text-properties fo:color="#5FE300" fo:font-size="36pt" style:font-size-asian="36pt" style:font-size-complex="36pt" fo:language="en" fo:country="US"/>
    </style:style>
    <style:style style:family="drawing-page" style:name="dp6">
      <style:drawing-page-properties draw:fill="bitmap" draw:fill-image-name="FillImage4" style:repeat="stretch"/>
    </style:style>
    <style:style style:family="presentation" style:name="pr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4">
      <style:text-properties fo:color="#5FE300" fo:font-size="36pt" style:font-size-asian="36pt" style:font-size-complex="36pt" fo:language="en" fo:country="US"/>
    </style:style>
    <style:style style:family="text" style:name="T25">
      <style:text-properties fo:color="#5FE300" fo:font-size="36pt" style:font-size-asian="36pt" style:font-size-complex="36pt" fo:language="en" fo:country="US"/>
    </style:style>
    <style:style style:family="paragraph" style:name="P2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2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2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2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6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paragraph" style:name="P2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drawing-page" style:name="dp7">
      <style:drawing-page-properties draw:fill="bitmap" draw:fill-image-name="FillImage5" style:repeat="stretch"/>
    </style:style>
    <style:style style:family="presentation" style:name="pr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7">
      <style:text-properties fo:color="#5FE300" fo:font-size="36pt" style:font-size-asian="36pt" style:font-size-complex="36pt" fo:language="en" fo:country="US"/>
    </style:style>
    <style:style style:family="text" style:name="T28">
      <style:text-properties fo:color="#5FE300" fo:font-size="36pt" style:font-size-asian="36pt" style:font-size-complex="36pt" fo:language="en" fo:country="US"/>
    </style:style>
    <style:style style:family="paragraph" style:name="P2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2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2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3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9">
      <style:text-properties fo:color="#5FE300" fo:font-size="36pt" style:font-size-asian="36pt" style:font-size-complex="36pt" fo:language="en" fo:country="US"/>
    </style:style>
    <style:style style:family="paragraph" style:name="P3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drawing-page" style:name="dp8">
      <style:drawing-page-properties draw:fill="bitmap" draw:fill-image-name="FillImage6" style:repeat="stretch"/>
    </style:style>
    <style:style style:family="presentation" style:name="pr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0">
      <style:text-properties fo:color="#5FE300" fo:font-size="36pt" style:font-size-asian="36pt" style:font-size-complex="36pt" fo:language="en" fo:country="US"/>
    </style:style>
    <style:style style:family="text" style:name="T31">
      <style:text-properties fo:color="#5FE300" fo:font-size="36pt" style:font-size-asian="36pt" style:font-size-complex="36pt" fo:language="en" fo:country="US"/>
    </style:style>
    <style:style style:family="paragraph" style:name="P3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3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3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3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32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paragraph" style:name="P3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drawing-page" style:name="dp9">
      <style:drawing-page-properties draw:fill="bitmap" draw:fill-image-name="FillImage7" style:repeat="stretch"/>
    </style:style>
    <style:style style:family="presentation" style:name="pr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3">
      <style:text-properties fo:color="#5FE300" fo:font-size="36pt" style:font-size-asian="36pt" style:font-size-complex="36pt" fo:language="en" fo:country="US"/>
    </style:style>
    <style:style style:family="text" style:name="T34">
      <style:text-properties fo:color="#5FE300" fo:font-size="36pt" style:font-size-asian="36pt" style:font-size-complex="36pt" fo:language="en" fo:country="US"/>
    </style:style>
    <style:style style:family="paragraph" style:name="P3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4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4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4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35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paragraph" style:name="P4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drawing-page" style:name="dp10">
      <style:drawing-page-properties draw:fill="bitmap" draw:fill-image-name="FillImage8" style:repeat="stretch"/>
    </style:style>
    <style:style style:family="presentation" style:name="pr1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6">
      <style:text-properties fo:color="#5FE300" fo:font-size="36pt" style:font-size-asian="36pt" style:font-size-complex="36pt" fo:language="en" fo:country="US"/>
    </style:style>
    <style:style style:family="text" style:name="T37">
      <style:text-properties fo:color="#5FE300" fo:font-size="36pt" style:font-size-asian="36pt" style:font-size-complex="36pt" fo:language="en" fo:country="US"/>
    </style:style>
    <style:style style:family="paragraph" style:name="P4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4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4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4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38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paragraph" style:name="P4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39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paragraph" style:name="P5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drawing-page" style:name="dp11">
      <style:drawing-page-properties draw:fill="bitmap" draw:fill-image-name="FillImage9" style:repeat="stretch"/>
    </style:style>
    <style:style style:family="presentation" style:name="pr1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40">
      <style:text-properties fo:color="#5FE300" fo:font-size="36pt" style:font-size-asian="36pt" style:font-size-complex="36pt" fo:language="en" fo:country="US"/>
    </style:style>
    <style:style style:family="text" style:name="T41">
      <style:text-properties fo:color="#5FE300" fo:font-size="36pt" style:font-size-asian="36pt" style:font-size-complex="36pt" fo:language="en" fo:country="US"/>
    </style:style>
    <style:style style:family="paragraph" style:name="P5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5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5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5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42">
      <style:text-properties fo:color="#5FE300" fo:font-size="36pt" style:font-size-asian="36pt" style:font-size-complex="36pt" fo:language="en" fo:country="US"/>
    </style:style>
    <style:style style:family="drawing-page" style:name="dp12">
      <style:drawing-page-properties draw:fill="bitmap" draw:fill-image-name="FillImage10" style:repeat="stretch"/>
    </style:style>
    <style:style style:family="presentation" style:name="pr1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43">
      <style:text-properties fo:color="#5FE300" fo:font-size="36pt" style:font-size-asian="36pt" style:font-size-complex="36pt" fo:language="en" fo:country="US"/>
    </style:style>
    <style:style style:family="text" style:name="T44">
      <style:text-properties fo:color="#5FE300" fo:font-size="36pt" style:font-size-asian="36pt" style:font-size-complex="36pt" fo:language="en" fo:country="US"/>
    </style:style>
    <style:style style:family="paragraph" style:name="P5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45">
      <style:text-properties fo:color="#5FE300" fo:font-size="36pt" style:font-size-asian="36pt" style:font-size-complex="36pt" fo:language="en" fo:country="US"/>
    </style:style>
    <style:style style:family="text" style:name="T46">
      <style:text-properties fo:color="#5FE300" fo:font-size="36pt" style:font-size-asian="36pt" style:font-size-complex="36pt" fo:language="en" fo:country="US"/>
    </style:style>
    <style:style style:family="paragraph" style:name="P5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47">
      <style:text-properties fo:color="#5FE300" fo:font-size="36pt" style:font-size-asian="36pt" style:font-size-complex="36pt" fo:language="en" fo:country="US"/>
    </style:style>
    <style:style style:family="paragraph" style:name="P5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48">
      <style:text-properties fo:color="#5FE300" fo:font-size="36pt" style:font-size-asian="36pt" style:font-size-complex="36pt" fo:language="en" fo:country="US"/>
    </style:style>
    <style:style style:family="paragraph" style:name="P6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49">
      <style:text-properties fo:color="#5FE300" fo:font-size="36pt" style:font-size-asian="36pt" style:font-size-complex="36pt" fo:language="en" fo:country="US"/>
    </style:style>
    <style:style style:family="paragraph" style:name="P6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50">
      <style:text-properties fo:color="#5FE300" fo:font-size="36pt" style:font-size-asian="36pt" style:font-size-complex="36pt" fo:language="en" fo:country="US"/>
    </style:style>
    <style:style style:family="drawing-page" style:name="dp13">
      <style:drawing-page-properties draw:fill="bitmap" draw:fill-image-name="FillImage11" style:repeat="stretch"/>
    </style:style>
    <style:style style:family="presentation" style:name="pr1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51">
      <style:text-properties fo:color="#5FE300" fo:font-size="36pt" style:font-size-asian="36pt" style:font-size-complex="36pt" fo:language="en" fo:country="US"/>
    </style:style>
    <style:style style:family="text" style:name="T52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53">
      <style:text-properties fo:color="#5FE300" fo:font-size="36pt" style:font-size-asian="36pt" style:font-size-complex="36pt" fo:language="en" fo:country="US"/>
    </style:style>
    <style:style style:family="text" style:name="T54">
      <style:text-properties fo:color="#5FE300" fo:font-size="36pt" style:font-size-asian="36pt" style:font-size-complex="36pt" fo:language="en" fo:country="US"/>
    </style:style>
    <style:style style:family="paragraph" style:name="P6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6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55">
      <style:text-properties fo:color="#5FE300" fo:font-size="36pt" style:font-size-asian="36pt" style:font-size-complex="36pt" fo:language="en" fo:country="US"/>
    </style:style>
    <style:style style:family="text" style:name="T56">
      <style:text-properties fo:color="#5FE300" fo:font-size="36pt" style:font-size-asian="36pt" style:font-size-complex="36pt" fo:language="en" fo:country="US"/>
    </style:style>
    <style:style style:family="paragraph" style:name="P6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57">
      <style:text-properties fo:color="#5FE300" fo:font-size="36pt" style:font-size-asian="36pt" style:font-size-complex="36pt" fo:language="en" fo:country="US"/>
    </style:style>
    <style:style style:family="paragraph" style:name="P6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58">
      <style:text-properties fo:color="#5FE300" fo:font-size="36pt" style:font-size-asian="36pt" style:font-size-complex="36pt" fo:language="en" fo:country="US"/>
    </style:style>
    <style:style style:family="paragraph" style:name="P6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59">
      <style:text-properties fo:color="#5FE300" fo:font-size="36pt" style:font-size-asian="36pt" style:font-size-complex="36pt" fo:language="en" fo:country="US"/>
    </style:style>
    <style:style style:family="paragraph" style:name="P6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0">
      <style:text-properties fo:color="#5FE300" fo:font-size="36pt" style:font-size-asian="36pt" style:font-size-complex="36pt" fo:language="en" fo:country="US"/>
    </style:style>
    <style:style style:family="paragraph" style:name="P6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1">
      <style:text-properties fo:color="#5FE300" fo:font-size="36pt" style:font-size-asian="36pt" style:font-size-complex="36pt" fo:language="en" fo:country="US"/>
    </style:style>
    <style:style style:family="drawing-page" style:name="dp14">
      <style:drawing-page-properties draw:fill="bitmap" draw:fill-image-name="FillImage12" style:repeat="stretch"/>
    </style:style>
    <style:style style:family="presentation" style:name="pr1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2">
      <style:text-properties fo:color="#5FE300" fo:font-size="36pt" style:font-size-asian="36pt" style:font-size-complex="36pt" fo:language="en" fo:country="US"/>
    </style:style>
    <style:style style:family="text" style:name="T63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64">
      <style:text-properties fo:color="#5FE300" fo:font-size="36pt" style:font-size-asian="36pt" style:font-size-complex="36pt" fo:language="en" fo:country="US"/>
    </style:style>
    <style:style style:family="text" style:name="T65">
      <style:text-properties fo:color="#5FE300" fo:font-size="36pt" style:font-size-asian="36pt" style:font-size-complex="36pt" fo:language="en" fo:country="US"/>
    </style:style>
    <style:style style:family="paragraph" style:name="P7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7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6">
      <style:text-properties fo:color="#5FE300" fo:font-size="36pt" style:font-size-asian="36pt" style:font-size-complex="36pt" fo:language="en" fo:country="US"/>
    </style:style>
    <style:style style:family="paragraph" style:name="P7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7">
      <style:text-properties fo:color="#5FE300" fo:font-size="36pt" style:font-size-asian="36pt" style:font-size-complex="36pt" fo:language="en" fo:country="US"/>
    </style:style>
    <style:style style:family="paragraph" style:name="P7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8">
      <style:text-properties fo:color="#5FE300" fo:font-size="36pt" style:font-size-asian="36pt" style:font-size-complex="36pt" fo:language="en" fo:country="US"/>
    </style:style>
    <style:style style:family="paragraph" style:name="P7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69">
      <style:text-properties fo:color="#5FE300" fo:font-size="36pt" style:font-size-asian="36pt" style:font-size-complex="36pt" fo:language="en" fo:country="US"/>
    </style:style>
    <style:style style:family="paragraph" style:name="P7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0">
      <style:text-properties fo:color="#5FE300" fo:font-size="36pt" style:font-size-asian="36pt" style:font-size-complex="36pt" fo:language="en" fo:country="US"/>
    </style:style>
    <style:style style:family="paragraph" style:name="P7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1">
      <style:text-properties fo:color="#5FE300" fo:font-size="36pt" style:font-size-asian="36pt" style:font-size-complex="36pt" fo:language="en" fo:country="US"/>
    </style:style>
    <style:style style:family="drawing-page" style:name="dp15">
      <style:drawing-page-properties draw:fill="bitmap" draw:fill-image-name="FillImage13" style:repeat="stretch"/>
    </style:style>
    <style:style style:family="presentation" style:name="pr1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2">
      <style:text-properties fo:color="#5FE300" fo:font-size="36pt" style:font-size-asian="36pt" style:font-size-complex="36pt" fo:language="en" fo:country="US"/>
    </style:style>
    <style:style style:family="text" style:name="T73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74">
      <style:text-properties fo:color="#5FE300" fo:font-size="36pt" style:font-size-asian="36pt" style:font-size-complex="36pt" fo:language="en" fo:country="US"/>
    </style:style>
    <style:style style:family="text" style:name="T75">
      <style:text-properties fo:color="#5FE300" fo:font-size="36pt" style:font-size-asian="36pt" style:font-size-complex="36pt" fo:language="en" fo:country="US"/>
    </style:style>
    <style:style style:family="paragraph" style:name="P7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8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6">
      <style:text-properties fo:color="#5FE300" fo:font-size="36pt" style:font-size-asian="36pt" style:font-size-complex="36pt" fo:language="en" fo:country="US"/>
    </style:style>
    <style:style style:family="paragraph" style:name="P8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7">
      <style:text-properties fo:color="#5FE300" fo:font-size="36pt" style:font-size-asian="36pt" style:font-size-complex="36pt" fo:language="en" fo:country="US"/>
    </style:style>
    <style:style style:family="paragraph" style:name="P8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8">
      <style:text-properties fo:color="#5FE300" fo:font-size="36pt" style:font-size-asian="36pt" style:font-size-complex="36pt" fo:language="en" fo:country="US"/>
    </style:style>
    <style:style style:family="paragraph" style:name="P8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79">
      <style:text-properties fo:color="#5FE300" fo:font-size="36pt" style:font-size-asian="36pt" style:font-size-complex="36pt" fo:language="en" fo:country="US"/>
    </style:style>
    <style:style style:family="paragraph" style:name="P8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0">
      <style:text-properties fo:color="#5FE300" fo:font-size="36pt" style:font-size-asian="36pt" style:font-size-complex="36pt" fo:language="en" fo:country="US"/>
    </style:style>
    <style:style style:family="paragraph" style:name="P8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1">
      <style:text-properties fo:color="#5FE300" fo:font-size="36pt" style:font-size-asian="36pt" style:font-size-complex="36pt" fo:language="en" fo:country="US"/>
    </style:style>
    <style:style style:family="paragraph" style:name="P8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2">
      <style:text-properties fo:color="#5FE300" fo:font-size="36pt" style:font-size-asian="36pt" style:font-size-complex="36pt" fo:language="en" fo:country="US"/>
    </style:style>
    <style:style style:family="paragraph" style:name="P8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3">
      <style:text-properties fo:color="#5FE300" fo:font-size="36pt" style:font-size-asian="36pt" style:font-size-complex="36pt" fo:language="en" fo:country="US"/>
    </style:style>
    <style:style style:family="drawing-page" style:name="dp16">
      <style:drawing-page-properties draw:fill="bitmap" draw:fill-image-name="FillImage14" style:repeat="stretch"/>
    </style:style>
    <style:style style:family="presentation" style:name="pr1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4">
      <style:text-properties fo:color="#5FE300" fo:font-size="36pt" style:font-size-asian="36pt" style:font-size-complex="36pt" fo:language="en" fo:country="US"/>
    </style:style>
    <style:style style:family="text" style:name="T85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86">
      <style:text-properties fo:color="#5FE300" fo:font-size="36pt" style:font-size-asian="36pt" style:font-size-complex="36pt" fo:language="en" fo:country="US"/>
    </style:style>
    <style:style style:family="text" style:name="T87">
      <style:text-properties fo:color="#5FE300" fo:font-size="36pt" style:font-size-asian="36pt" style:font-size-complex="36pt" fo:language="en" fo:country="US"/>
    </style:style>
    <style:style style:family="paragraph" style:name="P8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9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8">
      <style:text-properties fo:color="#5FE300" fo:font-size="36pt" style:font-size-asian="36pt" style:font-size-complex="36pt" fo:language="en" fo:country="US"/>
    </style:style>
    <style:style style:family="paragraph" style:name="P9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9">
      <style:text-properties fo:color="#5FE300" fo:font-size="36pt" style:font-size-asian="36pt" style:font-size-complex="36pt" fo:language="en" fo:country="US"/>
    </style:style>
    <style:style style:family="paragraph" style:name="P9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0">
      <style:text-properties fo:color="#5FE300" fo:font-size="36pt" style:font-size-asian="36pt" style:font-size-complex="36pt" fo:language="en" fo:country="US"/>
    </style:style>
    <style:style style:family="paragraph" style:name="P9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1">
      <style:text-properties fo:color="#5FE300" fo:font-size="36pt" style:font-size-asian="36pt" style:font-size-complex="36pt" fo:language="en" fo:country="US"/>
    </style:style>
    <style:style style:family="paragraph" style:name="P9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2">
      <style:text-properties fo:color="#5FE300" fo:font-size="36pt" style:font-size-asian="36pt" style:font-size-complex="36pt" fo:language="en" fo:country="US"/>
    </style:style>
    <style:style style:family="paragraph" style:name="P9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3">
      <style:text-properties fo:color="#5FE300" fo:font-size="36pt" style:font-size-asian="36pt" style:font-size-complex="36pt" fo:language="en" fo:country="US"/>
    </style:style>
    <style:style style:family="paragraph" style:name="P9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4">
      <style:text-properties fo:color="#5FE300" fo:font-size="36pt" style:font-size-asian="36pt" style:font-size-complex="36pt" fo:language="en" fo:country="US"/>
    </style:style>
    <style:style style:family="drawing-page" style:name="dp17">
      <style:drawing-page-properties draw:fill="bitmap" draw:fill-image-name="FillImage15" style:repeat="stretch"/>
    </style:style>
    <style:style style:family="presentation" style:name="pr1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5">
      <style:text-properties fo:color="#5FE300" fo:font-size="36pt" style:font-size-asian="36pt" style:font-size-complex="36pt" fo:language="en" fo:country="US"/>
    </style:style>
    <style:style style:family="text" style:name="T96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97">
      <style:text-properties fo:color="#5FE300" fo:font-size="36pt" style:font-size-asian="36pt" style:font-size-complex="36pt" fo:language="en" fo:country="US"/>
    </style:style>
    <style:style style:family="text" style:name="T98">
      <style:text-properties fo:color="#5FE300" fo:font-size="36pt" style:font-size-asian="36pt" style:font-size-complex="36pt" fo:language="en" fo:country="US"/>
    </style:style>
    <style:style style:family="paragraph" style:name="P9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9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0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0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99">
      <style:text-properties fo:color="#5FE300" fo:font-size="36pt" style:font-size-asian="36pt" style:font-size-complex="36pt" fo:language="en" fo:country="US"/>
    </style:style>
    <style:style style:family="paragraph" style:name="P10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0">
      <style:text-properties fo:color="#5FE300" fo:font-size="36pt" style:font-size-asian="36pt" style:font-size-complex="36pt" fo:language="en" fo:country="US"/>
    </style:style>
    <style:style style:family="drawing-page" style:name="dp18">
      <style:drawing-page-properties draw:fill="bitmap" draw:fill-image-name="FillImage16" style:repeat="stretch"/>
    </style:style>
    <style:style style:family="presentation" style:name="pr1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1">
      <style:text-properties fo:color="#5FE300" fo:font-size="36pt" style:font-size-asian="36pt" style:font-size-complex="36pt" fo:language="en" fo:country="US"/>
    </style:style>
    <style:style style:family="text" style:name="T102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103">
      <style:text-properties fo:color="#5FE300" fo:font-size="36pt" style:font-size-asian="36pt" style:font-size-complex="36pt" fo:language="en" fo:country="US"/>
    </style:style>
    <style:style style:family="text" style:name="T104">
      <style:text-properties fo:color="#5FE300" fo:font-size="36pt" style:font-size-asian="36pt" style:font-size-complex="36pt" fo:language="en" fo:country="US"/>
    </style:style>
    <style:style style:family="paragraph" style:name="P10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0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5">
      <style:text-properties fo:color="#5FE300" fo:font-size="36pt" style:font-size-asian="36pt" style:font-size-complex="36pt" fo:language="en" fo:country="US"/>
    </style:style>
    <style:style style:family="paragraph" style:name="P10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6">
      <style:text-properties fo:color="#5FE300" fo:font-size="36pt" style:font-size-asian="36pt" style:font-size-complex="36pt" fo:language="en" fo:country="US"/>
    </style:style>
    <style:style style:family="paragraph" style:name="P10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7">
      <style:text-properties fo:color="#5FE300" fo:font-size="36pt" style:font-size-asian="36pt" style:font-size-complex="36pt" fo:language="en" fo:country="US"/>
    </style:style>
    <style:style style:family="paragraph" style:name="P10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8">
      <style:text-properties fo:color="#5FE300" fo:font-size="36pt" style:font-size-asian="36pt" style:font-size-complex="36pt" fo:language="en" fo:country="US"/>
    </style:style>
    <style:style style:family="paragraph" style:name="P10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09">
      <style:text-properties fo:color="#5FE300" fo:font-size="36pt" style:font-size-asian="36pt" style:font-size-complex="36pt" fo:language="en" fo:country="US"/>
    </style:style>
    <style:style style:family="paragraph" style:name="P11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0">
      <style:text-properties fo:color="#5FE300" fo:font-size="36pt" style:font-size-asian="36pt" style:font-size-complex="36pt" fo:language="en" fo:country="US"/>
    </style:style>
    <style:style style:family="paragraph" style:name="P11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1">
      <style:text-properties fo:color="#5FE300" fo:font-size="36pt" style:font-size-asian="36pt" style:font-size-complex="36pt" fo:language="en" fo:country="US"/>
    </style:style>
    <style:style style:family="drawing-page" style:name="dp19">
      <style:drawing-page-properties draw:fill="bitmap" draw:fill-image-name="FillImage17" style:repeat="stretch"/>
    </style:style>
    <style:style style:family="presentation" style:name="pr1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2">
      <style:text-properties fo:color="#5FE300" fo:font-size="36pt" style:font-size-asian="36pt" style:font-size-complex="36pt" fo:language="en" fo:country="US"/>
    </style:style>
    <style:style style:family="text" style:name="T113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114">
      <style:text-properties fo:color="#5FE300" fo:font-size="36pt" style:font-size-asian="36pt" style:font-size-complex="36pt" fo:language="en" fo:country="US"/>
    </style:style>
    <style:style style:family="text" style:name="T115">
      <style:text-properties fo:color="#5FE300" fo:font-size="36pt" style:font-size-asian="36pt" style:font-size-complex="36pt" fo:language="en" fo:country="US"/>
    </style:style>
    <style:style style:family="paragraph" style:name="P11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1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6">
      <style:text-properties fo:color="#5FE300" fo:font-size="36pt" style:font-size-asian="36pt" style:font-size-complex="36pt" fo:language="en" fo:country="US"/>
    </style:style>
    <style:style style:family="paragraph" style:name="P11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7">
      <style:text-properties fo:color="#5FE300" fo:font-size="36pt" style:font-size-asian="36pt" style:font-size-complex="36pt" fo:language="en" fo:country="US"/>
    </style:style>
    <style:style style:family="paragraph" style:name="P11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8">
      <style:text-properties fo:color="#5FE300" fo:font-size="36pt" style:font-size-asian="36pt" style:font-size-complex="36pt" fo:language="en" fo:country="US"/>
    </style:style>
    <style:style style:family="paragraph" style:name="P11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19">
      <style:text-properties fo:color="#5FE300" fo:font-size="36pt" style:font-size-asian="36pt" style:font-size-complex="36pt" fo:language="en" fo:country="US"/>
    </style:style>
    <style:style style:family="paragraph" style:name="P11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0">
      <style:text-properties fo:color="#5FE300" fo:font-size="36pt" style:font-size-asian="36pt" style:font-size-complex="36pt" fo:language="en" fo:country="US"/>
    </style:style>
    <style:style style:family="paragraph" style:name="P11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1">
      <style:text-properties fo:color="#5FE300" fo:font-size="36pt" style:font-size-asian="36pt" style:font-size-complex="36pt" fo:language="en" fo:country="US"/>
    </style:style>
    <style:style style:family="drawing-page" style:name="dp20">
      <style:drawing-page-properties draw:fill="bitmap" draw:fill-image-name="FillImage18" style:repeat="stretch"/>
    </style:style>
    <style:style style:family="presentation" style:name="pr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2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2">
      <style:text-properties fo:color="#5FE300" fo:font-size="36pt" style:font-size-asian="36pt" style:font-size-complex="36pt" fo:language="en" fo:country="US"/>
    </style:style>
    <style:style style:family="text" style:name="T123">
      <style:text-properties fo:font-variant="normal" fo:color="#5FE300" style:text-line-through-type="none" fo:font-family="Arial" style:font-family-asian="Arial" style:font-family-complex="Arial" fo:font-size="36pt" style:font-size-asian="36pt" style:font-size-complex="36pt" fo:letter-spacing="0pt" fo:language="en" fo:country="US" fo:font-style="normal" style:text-underline-type="none" fo:font-weight="normal"/>
    </style:style>
    <style:style style:family="text" style:name="T124">
      <style:text-properties fo:color="#5FE300" fo:font-size="36pt" style:font-size-asian="36pt" style:font-size-complex="36pt" fo:language="en" fo:country="US"/>
    </style:style>
    <style:style style:family="text" style:name="T125">
      <style:text-properties fo:color="#5FE300" fo:font-size="36pt" style:font-size-asian="36pt" style:font-size-complex="36pt" fo:language="en" fo:country="US"/>
    </style:style>
    <style:style style:family="paragraph" style:name="P12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2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6">
      <style:text-properties fo:color="#5FE300" fo:font-size="36pt" style:font-size-asian="36pt" style:font-size-complex="36pt" fo:language="en" fo:country="US"/>
    </style:style>
    <style:style style:family="paragraph" style:name="P12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7">
      <style:text-properties fo:color="#5FE300" fo:font-size="36pt" style:font-size-asian="36pt" style:font-size-complex="36pt" fo:language="en" fo:country="US"/>
    </style:style>
    <style:style style:family="paragraph" style:name="P12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8">
      <style:text-properties fo:color="#5FE300" fo:font-size="36pt" style:font-size-asian="36pt" style:font-size-complex="36pt" fo:language="en" fo:country="US"/>
    </style:style>
    <style:style style:family="paragraph" style:name="P12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29">
      <style:text-properties fo:color="#5FE300" fo:font-size="36pt" style:font-size-asian="36pt" style:font-size-complex="36pt" fo:language="en" fo:country="US"/>
    </style:style>
    <style:style style:family="paragraph" style:name="P12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0">
      <style:text-properties fo:color="#5FE300" fo:font-size="36pt" style:font-size-asian="36pt" style:font-size-complex="36pt" fo:language="en" fo:country="US"/>
    </style:style>
    <style:style style:family="drawing-page" style:name="dp21">
      <style:drawing-page-properties draw:fill="bitmap" draw:fill-image-name="FillImage19" style:repeat="stretch"/>
    </style:style>
    <style:style style:family="presentation" style:name="pr2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2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1">
      <style:text-properties fo:color="#5FE300" fo:font-size="36pt" style:font-size-asian="36pt" style:font-size-complex="36pt" fo:language="en" fo:country="US"/>
    </style:style>
    <style:style style:family="text" style:name="T132">
      <style:text-properties fo:color="#5FE300" fo:font-size="36pt" style:font-size-asian="36pt" style:font-size-complex="36pt" fo:language="en" fo:country="US"/>
    </style:style>
    <style:style style:family="text" style:name="T133">
      <style:text-properties fo:color="#5FE300" fo:font-size="36pt" style:font-size-asian="36pt" style:font-size-complex="36pt" fo:language="en" fo:country="US"/>
    </style:style>
    <style:style style:family="paragraph" style:name="P12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2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4">
      <style:text-properties fo:color="#5FE300" fo:font-size="36pt" style:font-size-asian="36pt" style:font-size-complex="36pt" fo:language="en" fo:country="US"/>
    </style:style>
    <style:style style:family="text" style:name="T135">
      <style:text-properties fo:color="#5FE300" fo:font-size="36pt" style:font-size-asian="36pt" style:font-size-complex="36pt" fo:language="en" fo:country="US"/>
    </style:style>
    <style:style style:family="paragraph" style:name="P13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6">
      <style:text-properties fo:color="#5FE300" fo:font-size="36pt" style:font-size-asian="36pt" style:font-size-complex="36pt" fo:language="en" fo:country="US"/>
    </style:style>
    <style:style style:family="paragraph" style:name="P13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7">
      <style:text-properties fo:color="#5FE300" fo:font-size="36pt" style:font-size-asian="36pt" style:font-size-complex="36pt" fo:language="en" fo:country="US"/>
    </style:style>
    <style:style style:family="paragraph" style:name="P13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8">
      <style:text-properties fo:color="#5FE300" fo:font-size="36pt" style:font-size-asian="36pt" style:font-size-complex="36pt" fo:language="en" fo:country="US"/>
    </style:style>
    <style:style style:family="paragraph" style:name="P13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39">
      <style:text-properties fo:color="#5FE300" fo:font-size="36pt" style:font-size-asian="36pt" style:font-size-complex="36pt" fo:language="en" fo:country="US"/>
    </style:style>
    <style:style style:family="paragraph" style:name="P13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0">
      <style:text-properties fo:color="#5FE300" fo:font-size="36pt" style:font-size-asian="36pt" style:font-size-complex="36pt" fo:language="en" fo:country="US"/>
    </style:style>
    <style:style style:family="paragraph" style:name="P13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1">
      <style:text-properties fo:color="#5FE300" fo:font-size="36pt" style:font-size-asian="36pt" style:font-size-complex="36pt" fo:language="en" fo:country="US"/>
    </style:style>
    <style:style style:family="drawing-page" style:name="dp22">
      <style:drawing-page-properties draw:fill="bitmap" draw:fill-image-name="FillImage20" style:repeat="stretch"/>
    </style:style>
    <style:style style:family="presentation" style:name="pr2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2">
      <style:text-properties fo:color="#5FE300" fo:font-size="36pt" style:font-size-asian="36pt" style:font-size-complex="36pt" fo:language="en" fo:country="US"/>
    </style:style>
    <style:style style:family="text" style:name="T143">
      <style:text-properties fo:color="#5FE300" fo:font-size="36pt" style:font-size-asian="36pt" style:font-size-complex="36pt" fo:language="en" fo:country="US"/>
    </style:style>
    <style:style style:family="text" style:name="T144">
      <style:text-properties fo:color="#5FE300" fo:font-size="36pt" style:font-size-asian="36pt" style:font-size-complex="36pt" fo:language="en" fo:country="US"/>
    </style:style>
    <style:style style:family="paragraph" style:name="P13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3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5">
      <style:text-properties fo:color="#5FE300" fo:font-size="36pt" style:font-size-asian="36pt" style:font-size-complex="36pt" fo:language="en" fo:country="US"/>
    </style:style>
    <style:style style:family="paragraph" style:name="P13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6">
      <style:text-properties fo:color="#5FE300" fo:font-size="36pt" style:font-size-asian="36pt" style:font-size-complex="36pt" fo:language="en" fo:country="US"/>
    </style:style>
    <style:style style:family="paragraph" style:name="P14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7">
      <style:text-properties fo:color="#5FE300" fo:font-size="36pt" style:font-size-asian="36pt" style:font-size-complex="36pt" fo:language="en" fo:country="US"/>
    </style:style>
    <style:style style:family="paragraph" style:name="P14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8">
      <style:text-properties fo:color="#5FE300" fo:font-size="36pt" style:font-size-asian="36pt" style:font-size-complex="36pt" fo:language="en" fo:country="US"/>
    </style:style>
    <style:style style:family="paragraph" style:name="P14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9">
      <style:text-properties fo:color="#5FE300" fo:font-size="36pt" style:font-size-asian="36pt" style:font-size-complex="36pt" fo:language="en" fo:country="US"/>
    </style:style>
    <style:style style:family="paragraph" style:name="P14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0">
      <style:text-properties fo:color="#5FE300" fo:font-size="36pt" style:font-size-asian="36pt" style:font-size-complex="36pt" fo:language="en" fo:country="US"/>
    </style:style>
    <style:style style:family="paragraph" style:name="P14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1">
      <style:text-properties fo:color="#5FE300" fo:font-size="36pt" style:font-size-asian="36pt" style:font-size-complex="36pt" fo:language="en" fo:country="US"/>
    </style:style>
    <style:style style:family="drawing-page" style:name="dp23">
      <style:drawing-page-properties draw:fill="bitmap" draw:fill-image-name="FillImage21" style:repeat="stretch"/>
    </style:style>
    <style:style style:family="presentation" style:name="pr2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2">
      <style:text-properties fo:color="#5FE300" fo:font-size="36pt" style:font-size-asian="36pt" style:font-size-complex="36pt" fo:language="en" fo:country="US"/>
    </style:style>
    <style:style style:family="text" style:name="T153">
      <style:text-properties fo:color="#5FE300" fo:font-size="36pt" style:font-size-asian="36pt" style:font-size-complex="36pt" fo:language="en" fo:country="US"/>
    </style:style>
    <style:style style:family="text" style:name="T154">
      <style:text-properties fo:color="#5FE300" fo:font-size="36pt" style:font-size-asian="36pt" style:font-size-complex="36pt" fo:language="en" fo:country="US"/>
    </style:style>
    <style:style style:family="paragraph" style:name="P14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paragraph" style:name="P14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5">
      <style:text-properties fo:color="#5FE300" fo:font-size="36pt" style:font-size-asian="36pt" style:font-size-complex="36pt" fo:language="en" fo:country="US"/>
    </style:style>
    <style:style style:family="paragraph" style:name="P14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6">
      <style:text-properties fo:color="#5FE300" fo:font-size="36pt" style:font-size-asian="36pt" style:font-size-complex="36pt" fo:language="en" fo:country="US"/>
    </style:style>
    <style:style style:family="paragraph" style:name="P14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7">
      <style:text-properties fo:color="#5FE300" fo:font-size="36pt" style:font-size-asian="36pt" style:font-size-complex="36pt" fo:language="en" fo:country="US"/>
    </style:style>
    <style:style style:family="paragraph" style:name="P15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8">
      <style:text-properties fo:color="#5FE300" fo:font-size="36pt" style:font-size-asian="36pt" style:font-size-complex="36pt" fo:language="en" fo:country="US"/>
    </style:style>
    <style:style style:family="paragraph" style:name="P15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9">
      <style:text-properties fo:color="#5FE300" fo:font-size="36pt" style:font-size-asian="36pt" style:font-size-complex="36pt" fo:language="en" fo:country="US"/>
    </style:style>
    <style:style style:family="paragraph" style:name="P15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0">
      <style:text-properties fo:color="#5FE300" fo:font-size="36pt" style:font-size-asian="36pt" style:font-size-complex="36pt" fo:language="en" fo:country="US"/>
    </style:style>
    <style:style style:family="text" style:name="T161">
      <style:text-properties fo:color="#5FE300" fo:font-size="36pt" style:font-size-asian="36pt" style:font-size-complex="36pt" fo:language="en" fo:country="US"/>
    </style:style>
    <style:style style:family="drawing-page" style:name="dp24">
      <style:drawing-page-properties draw:fill="bitmap" draw:fill-image-name="FillImage22" style:repeat="stretch"/>
    </style:style>
    <style:style style:family="presentation" style:name="pr2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2">
      <style:text-properties fo:color="#5FE300" fo:font-size="36pt" style:font-size-asian="36pt" style:font-size-complex="36pt" fo:language="en" fo:country="US"/>
    </style:style>
    <style:style style:family="text" style:name="T163">
      <style:text-properties fo:color="#5FE300" fo:font-size="36pt" style:font-size-asian="36pt" style:font-size-complex="36pt" fo:language="en" fo:country="US"/>
    </style:style>
    <style:style style:family="text" style:name="T164">
      <style:text-properties fo:color="#5FE300" fo:font-size="36pt" style:font-size-asian="36pt" style:font-size-complex="36pt" fo:language="en" fo:country="US"/>
    </style:style>
    <style:style style:family="paragraph" style:name="P15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5">
      <style:text-properties fo:color="#5FE300" fo:font-size="36pt" style:font-size-asian="36pt" style:font-size-complex="36pt" fo:language="en" fo:country="US"/>
    </style:style>
    <style:style style:family="paragraph" style:name="P15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6">
      <style:text-properties fo:color="#5FE300" fo:font-size="36pt" style:font-size-asian="36pt" style:font-size-complex="36pt" fo:language="en" fo:country="US"/>
    </style:style>
    <style:style style:family="paragraph" style:name="P15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7">
      <style:text-properties fo:color="#5FE300" fo:font-size="36pt" style:font-size-asian="36pt" style:font-size-complex="36pt" fo:language="en" fo:country="US"/>
    </style:style>
    <style:style style:family="paragraph" style:name="P15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8">
      <style:text-properties fo:color="#5FE300" fo:font-size="36pt" style:font-size-asian="36pt" style:font-size-complex="36pt" fo:language="en" fo:country="US"/>
    </style:style>
    <style:style style:family="paragraph" style:name="P15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9">
      <style:text-properties fo:color="#5FE300" fo:font-size="36pt" style:font-size-asian="36pt" style:font-size-complex="36pt" fo:language="en" fo:country="US"/>
    </style:style>
    <style:style style:family="paragraph" style:name="P15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70">
      <style:text-properties fo:color="#5FE300" fo:font-size="36pt" style:font-size-asian="36pt" style:font-size-complex="36pt" fo:language="en" fo:country="US"/>
    </style:style>
    <style:style style:family="paragraph" style:name="P16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71">
      <style:text-properties fo:color="#5FE300" fo:font-size="36pt" style:font-size-asian="36pt" style:font-size-complex="36pt" fo:language="en" fo:country="US"/>
    </style:style>
  </office:automatic-styles>
  <office:body>
    <office:presentation>
      <draw:page draw:name="Slide_1" draw:style-name="dp3" draw:master-page-name="_Title Slide" presentation:presentation-page-layout-name="AL1">
        <draw:frame draw:name="Subtitle 2" draw:layer="layout" presentation:style-name="pr3" presentation:class="subtitle" presentation:placeholder="true" svg:width="33.16cm" svg:height="16.67cm" svg:x="0.3623cm" svg:y="2.081cm">
          <draw:text-box fo:min-height="16.67cm">
            <text:p text:style-name="P3"><text:span text:style-name="T3">[hands@terminal </text:span><text:span text:style-name="T4">session3</text:span><text:span text:style-name="T5">]$</text:span></text:p>
          </draw:text-box>
        </draw:frame>
      </draw:page>
      <draw:page draw:name="Slide_2" draw:style-name="dp4" draw:master-page-name="_Title Slide" presentation:presentation-page-layout-name="AL1">
        <draw:frame draw:name="Subtitle 2" draw:layer="layout" presentation:style-name="pr4" presentation:class="subtitle" presentation:placeholder="true" svg:width="33.16cm" svg:height="16.67cm" svg:x="0.3623cm" svg:y="2.081cm">
          <draw:text-box fo:min-height="16.67cm">
            <text:p text:style-name="P4"><text:span text:style-name="T6">[ file commands </text:span><text:span text:style-name="T7">]$</text:span></text:p>
            <text:p text:style-name="P5"><text:span text:style-name="T8">	touch</text:span></text:p>
            <text:p text:style-name="P6"><text:span text:style-name="T9">	mkdir</text:span></text:p>
            <text:p text:style-name="P7"><text:span text:style-name="T10">	cd</text:span></text:p>
            <text:p text:style-name="P8"><text:span text:style-name="T11">	ls</text:span></text:p>
            <text:p text:style-name="P9"><text:span text:style-name="T12">	rm</text:span></text:p>
            <text:p text:style-name="P10"><text:span text:style-name="T13">	mv</text:span></text:p>
            <text:p text:style-name="P11"><text:span text:style-name="T14">	cp</text:span></text:p>
            <text:p text:style-name="P12"><text:span text:style-name="T15">	echo</text:span></text:p>
            <text:p text:style-name="P13"><text:span text:style-name="T16">	cat</text:span></text:p>
          </draw:text-box>
        </draw:frame>
      </draw:page>
      <draw:page draw:name="Slide_3" draw:style-name="dp5" draw:master-page-name="_Title Slide" presentation:presentation-page-layout-name="AL1">
        <draw:frame draw:name="Subtitle 2" draw:layer="layout" presentation:style-name="pr5" presentation:class="subtitle" presentation:placeholder="true" svg:width="33.16cm" svg:height="16.67cm" svg:x="0.3623cm" svg:y="2.081cm">
          <draw:text-box fo:min-height="16.67cm">
            <text:p text:style-name="P14"><text:span text:style-name="T17">[ complex commands </text:span><text:span text:style-name="T18">]$</text:span></text:p>
            <text:p text:style-name="P15"><text:span text:style-name="T19">	Piping 						“|”</text:span></text:p>
            <text:p text:style-name="P16"><text:span text:style-name="T20">	Output redirection 			“&gt;”</text:span></text:p>
            <text:p text:style-name="P17"><text:span text:style-name="T21">	Output appending 			“&gt;&gt;”</text:span></text:p>
            <text:p text:style-name="P18"><text:span text:style-name="T22">	2 commands 1 line			“&amp;&amp;”</text:span></text:p>
            <text:p text:style-name="P19"><text:span text:style-name="T23">	Run previous command 		“!”</text:span></text:p>
          </draw:text-box>
        </draw:frame>
      </draw:page>
      <draw:page draw:name="Slide_4" draw:style-name="dp6" draw:master-page-name="_Title Slide" presentation:presentation-page-layout-name="AL1">
        <draw:frame draw:name="Subtitle 2" draw:layer="layout" presentation:style-name="pr6" presentation:class="subtitle" presentation:placeholder="true" svg:width="33.16cm" svg:height="16.67cm" svg:x="0.3623cm" svg:y="2.081cm">
          <draw:text-box fo:min-height="16.67cm">
            <text:p text:style-name="P20"><text:span text:style-name="T24">[ piping </text:span><text:span text:style-name="T25">]$</text:span></text:p>
            <text:p text:style-name="P21"/>
            <text:p text:style-name="P22"/>
            <text:p text:style-name="P23"/>
            <text:p text:style-name="P24"><text:span text:style-name="T26">cat file | wc -l</text:span></text:p>
            <text:p text:style-name="P25"/>
          </draw:text-box>
        </draw:frame>
      </draw:page>
      <draw:page draw:name="Slide_5" draw:style-name="dp7" draw:master-page-name="_Title Slide" presentation:presentation-page-layout-name="AL1">
        <draw:frame draw:name="Subtitle 2" draw:layer="layout" presentation:style-name="pr7" presentation:class="subtitle" presentation:placeholder="true" svg:width="33.16cm" svg:height="16.67cm" svg:x="0.3623cm" svg:y="2.081cm">
          <draw:text-box fo:min-height="16.67cm">
            <text:p text:style-name="P26"><text:span text:style-name="T27">[ output redirection </text:span><text:span text:style-name="T28">]$</text:span></text:p>
            <text:p text:style-name="P27"/>
            <text:p text:style-name="P28"/>
            <text:p text:style-name="P29"/>
            <text:p text:style-name="P30"><text:span text:style-name="T29">ls &gt; directory.txt</text:span></text:p>
            <text:p text:style-name="P31"/>
          </draw:text-box>
        </draw:frame>
      </draw:page>
      <draw:page draw:name="Slide_6" draw:style-name="dp8" draw:master-page-name="_Title Slide" presentation:presentation-page-layout-name="AL1">
        <draw:frame draw:name="Subtitle 2" draw:layer="layout" presentation:style-name="pr8" presentation:class="subtitle" presentation:placeholder="true" svg:width="33.16cm" svg:height="16.67cm" svg:x="0.3623cm" svg:y="2.081cm">
          <draw:text-box fo:min-height="16.67cm">
            <text:p text:style-name="P32"><text:span text:style-name="T30">[ output appending </text:span><text:span text:style-name="T31">]$</text:span></text:p>
            <text:p text:style-name="P33"/>
            <text:p text:style-name="P34"/>
            <text:p text:style-name="P35"/>
            <text:p text:style-name="P36"><text:span text:style-name="T32">ls &gt;&gt; directory.txt</text:span></text:p>
            <text:p text:style-name="P37"/>
          </draw:text-box>
        </draw:frame>
      </draw:page>
      <draw:page draw:name="Slide_7" draw:style-name="dp9" draw:master-page-name="_Title Slide" presentation:presentation-page-layout-name="AL1">
        <draw:frame draw:name="Subtitle 2" draw:layer="layout" presentation:style-name="pr9" presentation:class="subtitle" presentation:placeholder="true" svg:width="33.16cm" svg:height="16.67cm" svg:x="0.3623cm" svg:y="2.081cm">
          <draw:text-box fo:min-height="16.67cm">
            <text:p text:style-name="P38"><text:span text:style-name="T33">[ 2 commands 1 line<text:s text:c="2"/></text:span><text:span text:style-name="T34">]$</text:span></text:p>
            <text:p text:style-name="P39"/>
            <text:p text:style-name="P40"/>
            <text:p text:style-name="P41"/>
            <text:p text:style-name="P42"><text:span text:style-name="T35">wget url &amp;&amp; shutdown</text:span></text:p>
            <text:p text:style-name="P43"/>
          </draw:text-box>
        </draw:frame>
      </draw:page>
      <draw:page draw:name="Slide_8" draw:style-name="dp10" draw:master-page-name="_Title Slide" presentation:presentation-page-layout-name="AL1">
        <draw:frame draw:name="Subtitle 2" draw:layer="layout" presentation:style-name="pr10" presentation:class="subtitle" presentation:placeholder="true" svg:width="33.16cm" svg:height="16.67cm" svg:x="0.3623cm" svg:y="2.081cm">
          <draw:text-box fo:min-height="16.67cm">
            <text:p text:style-name="P44"><text:span text:style-name="T36">[ run previous command </text:span><text:span text:style-name="T37">]$</text:span></text:p>
            <text:p text:style-name="P45"/>
            <text:p text:style-name="P46"/>
            <text:p text:style-name="P47"/>
            <text:p text:style-name="P48"><text:span text:style-name="T38">ls /root</text:span></text:p>
            <text:p text:style-name="P49"><text:span text:style-name="T39">sudo !</text:span></text:p>
            <text:p text:style-name="P50"/>
          </draw:text-box>
        </draw:frame>
      </draw:page>
      <draw:page draw:name="Slide_9" draw:style-name="dp11" draw:master-page-name="_Title Slide" presentation:presentation-page-layout-name="AL1">
        <draw:frame draw:name="Subtitle 2" draw:layer="layout" presentation:style-name="pr11" presentation:class="subtitle" presentation:placeholder="true" svg:width="33.16cm" svg:height="16.67cm" svg:x="0.3623cm" svg:y="2.081cm">
          <draw:text-box fo:min-height="16.67cm">
            <text:p text:style-name="P51"><text:span text:style-name="T40">[ man </text:span><text:span text:style-name="T41">]$</text:span></text:p>
            <text:p text:style-name="P52"/>
            <text:p text:style-name="P53"/>
            <text:p text:style-name="P54"/>
            <text:p text:style-name="P55"><text:span text:style-name="T42">man man</text:span></text:p>
          </draw:text-box>
        </draw:frame>
      </draw:page>
      <draw:page draw:name="Slide_10" draw:style-name="dp12" draw:master-page-name="_Title Slide" presentation:presentation-page-layout-name="AL1">
        <draw:frame draw:name="Subtitle 2" draw:layer="layout" presentation:style-name="pr12" presentation:class="subtitle" presentation:placeholder="true" svg:width="33.16cm" svg:height="16.67cm" svg:x="0.3623cm" svg:y="2.081cm">
          <draw:text-box fo:min-height="16.67cm">
            <text:p text:style-name="P56"><text:span text:style-name="T43">[ package management </text:span><text:span text:style-name="T44">]$</text:span></text:p>
            <text:p text:style-name="P57"><text:span text:style-name="T45">	Traditional package managers</text:span><text:span text:style-name="T46"> (distro packages)</text:span></text:p>
            <text:p text:style-name="P58"><text:span text:style-name="T47">	Flapak</text:span></text:p>
            <text:p text:style-name="P59"><text:span text:style-name="T48">	Appimage</text:span></text:p>
            <text:p text:style-name="P60"><text:span text:style-name="T49">	Snap</text:span></text:p>
            <text:p text:style-name="P61"><text:span text:style-name="T50">	.tar.xz / .run / standalone executables </text:span></text:p>
          </draw:text-box>
        </draw:frame>
      </draw:page>
      <draw:page draw:name="Slide_11" draw:style-name="dp13" draw:master-page-name="_Title Slide" presentation:presentation-page-layout-name="AL1">
        <draw:frame draw:name="Subtitle 2" draw:layer="layout" presentation:style-name="pr13" presentation:class="subtitle" presentation:placeholder="true" svg:width="33.16cm" svg:height="16.67cm" svg:x="0.3623cm" svg:y="2.081cm">
          <draw:text-box fo:min-height="16.67cm">
            <text:p text:style-name="P62"><text:span text:style-name="T51">[ </text:span><text:span text:style-name="T52">Traditional package managers</text:span><text:span text:style-name="T53"><text:s/></text:span><text:span text:style-name="T54">]$</text:span></text:p>
            <text:p text:style-name="P63"/>
            <text:p text:style-name="P64"><text:span text:style-name="T55">	dnf</text:span><text:span text:style-name="T56">					fedora / redhat </text:span></text:p>
            <text:p text:style-name="P65"><text:span text:style-name="T57">	apt					ubuntu / mint / debian</text:span></text:p>
            <text:p text:style-name="P66"><text:span text:style-name="T58">	pacman				arch / manjaro</text:span></text:p>
            <text:p text:style-name="P67"><text:span text:style-name="T59">	rpm-ostree			fedora / silverblue / core os</text:span></text:p>
            <text:p text:style-name="P68"><text:span text:style-name="T60">	apk					alpine / postmarket os </text:span></text:p>
            <text:p text:style-name="P69"><text:span text:style-name="T61">	</text:span></text:p>
          </draw:text-box>
        </draw:frame>
      </draw:page>
      <draw:page draw:name="Slide_12" draw:style-name="dp14" draw:master-page-name="_Title Slide" presentation:presentation-page-layout-name="AL1">
        <draw:frame draw:name="Subtitle 2" draw:layer="layout" presentation:style-name="pr14" presentation:class="subtitle" presentation:placeholder="true" svg:width="33.16cm" svg:height="16.67cm" svg:x="0.3623cm" svg:y="2.081cm">
          <draw:text-box fo:min-height="16.67cm">
            <text:p text:style-name="P70"><text:span text:style-name="T62">[ </text:span><text:span text:style-name="T63">Traditional package managers</text:span><text:span text:style-name="T64"><text:s/></text:span><text:span text:style-name="T65">]$</text:span></text:p>
            <text:p text:style-name="P71"/>
            <text:p text:style-name="P72"><text:span text:style-name="T66">	How do they work</text:span></text:p>
            <text:p text:style-name="P73"><text:span text:style-name="T67">		Repos</text:span></text:p>
            <text:p text:style-name="P74"><text:span text:style-name="T68">		Packages</text:span></text:p>
            <text:p text:style-name="P75"><text:span text:style-name="T69">		Dependencies</text:span></text:p>
            <text:p text:style-name="P76"><text:span text:style-name="T70">		Install scripts</text:span></text:p>
            <text:p text:style-name="P77"><text:span text:style-name="T71">	</text:span></text:p>
          </draw:text-box>
        </draw:frame>
      </draw:page>
      <draw:page draw:name="Slide_13" draw:style-name="dp15" draw:master-page-name="_Title Slide" presentation:presentation-page-layout-name="AL1">
        <draw:frame draw:name="Subtitle 2" draw:layer="layout" presentation:style-name="pr15" presentation:class="subtitle" presentation:placeholder="true" svg:width="33.16cm" svg:height="16.67cm" svg:x="0.3623cm" svg:y="2.081cm">
          <draw:text-box fo:min-height="16.67cm">
            <text:p text:style-name="P78"><text:span text:style-name="T72">[ </text:span><text:span text:style-name="T73">Traditional package managers</text:span><text:span text:style-name="T74"><text:s/></text:span><text:span text:style-name="T75">]$</text:span></text:p>
            <text:p text:style-name="P79"/>
            <text:p text:style-name="P80"><text:span text:style-name="T76">	The problem with traditional packages</text:span></text:p>
            <text:p text:style-name="P81"><text:span text:style-name="T77">		fragmentation</text:span></text:p>
            <text:p text:style-name="P82"><text:span text:style-name="T78">		3rd party repos</text:span></text:p>
            <text:p text:style-name="P83"><text:span text:style-name="T79">		permissions</text:span></text:p>
            <text:p text:style-name="P84"><text:span text:style-name="T80">		Packages breakage</text:span></text:p>
            <text:p text:style-name="P85"><text:span text:style-name="T81">		Dependency hell</text:span></text:p>
            <text:p text:style-name="P86"><text:span text:style-name="T82">		Install scripts</text:span></text:p>
            <text:p text:style-name="P87"><text:span text:style-name="T83">	</text:span></text:p>
          </draw:text-box>
        </draw:frame>
      </draw:page>
      <draw:page draw:name="Slide_14" draw:style-name="dp16" draw:master-page-name="_Title Slide" presentation:presentation-page-layout-name="AL1">
        <draw:frame draw:name="Subtitle 2" draw:layer="layout" presentation:style-name="pr16" presentation:class="subtitle" presentation:placeholder="true" svg:width="33.16cm" svg:height="16.67cm" svg:x="0.3623cm" svg:y="2.081cm">
          <draw:text-box fo:min-height="16.67cm">
            <text:p text:style-name="P88"><text:span text:style-name="T84">[ </text:span><text:span text:style-name="T85">Traditional package managers</text:span><text:span text:style-name="T86"><text:s/></text:span><text:span text:style-name="T87">]$</text:span></text:p>
            <text:p text:style-name="P89"/>
            <text:p text:style-name="P90"><text:span text:style-name="T88">	When to use traditional packages</text:span></text:p>
            <text:p text:style-name="P91"><text:span text:style-name="T89">		System updates</text:span></text:p>
            <text:p text:style-name="P92"><text:span text:style-name="T90">		Libraries </text:span></text:p>
            <text:p text:style-name="P93"><text:span text:style-name="T91">		Drivers</text:span></text:p>
            <text:p text:style-name="P94"><text:span text:style-name="T92">		System components</text:span></text:p>
            <text:p text:style-name="P95"><text:span text:style-name="T93">		Development packages</text:span></text:p>
            <text:p text:style-name="P96"><text:span text:style-name="T94">		No universal package available</text:span></text:p>
          </draw:text-box>
        </draw:frame>
      </draw:page>
      <draw:page draw:name="Slide_15" draw:style-name="dp17" draw:master-page-name="_Title Slide" presentation:presentation-page-layout-name="AL1">
        <draw:frame draw:name="Subtitle 2" draw:layer="layout" presentation:style-name="pr17" presentation:class="subtitle" presentation:placeholder="true" svg:width="33.16cm" svg:height="16.67cm" svg:x="0.3623cm" svg:y="2.081cm">
          <draw:text-box fo:min-height="16.67cm">
            <text:p text:style-name="P97"><text:span text:style-name="T95">[ </text:span><text:span text:style-name="T96">quick rant about the AUR</text:span><text:span text:style-name="T97"><text:s/></text:span><text:span text:style-name="T98">]$</text:span></text:p>
            <text:p text:style-name="P98"/>
            <text:p text:style-name="P99"/>
            <text:p text:style-name="P100"/>
            <text:p text:style-name="P101"><text:span text:style-name="T99">		</text:span></text:p>
            <text:p text:style-name="P102"><text:span text:style-name="T100">	</text:span></text:p>
          </draw:text-box>
        </draw:frame>
      </draw:page>
      <draw:page draw:name="Slide_16" draw:style-name="dp18" draw:master-page-name="_Title Slide" presentation:presentation-page-layout-name="AL1">
        <draw:frame draw:name="Subtitle 2" draw:layer="layout" presentation:style-name="pr18" presentation:class="subtitle" presentation:placeholder="true" svg:width="33.16cm" svg:height="16.67cm" svg:x="0.3623cm" svg:y="2.081cm">
          <draw:text-box fo:min-height="16.67cm">
            <text:p text:style-name="P103"><text:span text:style-name="T101">[ </text:span><text:span text:style-name="T102">flatpak</text:span><text:span text:style-name="T103"><text:s/></text:span><text:span text:style-name="T104">]$</text:span></text:p>
            <text:p text:style-name="P104"/>
            <text:p text:style-name="P105"><text:span text:style-name="T105">	Flatpak concepts </text:span></text:p>
            <text:p text:style-name="P106"><text:span text:style-name="T106">		Runtimes</text:span></text:p>
            <text:p text:style-name="P107"><text:span text:style-name="T107">		User installs </text:span></text:p>
            <text:p text:style-name="P108"><text:span text:style-name="T108">		Apps</text:span></text:p>
            <text:p text:style-name="P109"><text:span text:style-name="T109">		repos</text:span></text:p>
            <text:p text:style-name="P110"><text:span text:style-name="T110">		Permissions</text:span></text:p>
            <text:p text:style-name="P111"><text:span text:style-name="T111">	</text:span></text:p>
          </draw:text-box>
        </draw:frame>
      </draw:page>
      <draw:page draw:name="Slide_17" draw:style-name="dp19" draw:master-page-name="_Title Slide" presentation:presentation-page-layout-name="AL1">
        <draw:frame draw:name="Subtitle 2" draw:layer="layout" presentation:style-name="pr19" presentation:class="subtitle" presentation:placeholder="true" svg:width="33.16cm" svg:height="16.67cm" svg:x="0.3623cm" svg:y="2.081cm">
          <draw:text-box fo:min-height="16.67cm">
            <text:p text:style-name="P112"><text:span text:style-name="T112">[ </text:span><text:span text:style-name="T113">flatpak</text:span><text:span text:style-name="T114"><text:s/></text:span><text:span text:style-name="T115">]$</text:span></text:p>
            <text:p text:style-name="P113"/>
            <text:p text:style-name="P114"><text:span text:style-name="T116">	Why use flatpak ?</text:span></text:p>
            <text:p text:style-name="P115"><text:span text:style-name="T117">		security</text:span></text:p>
            <text:p text:style-name="P116"><text:span text:style-name="T118">		Fast updates</text:span></text:p>
            <text:p text:style-name="P117"><text:span text:style-name="T119">		Ability to rollback</text:span></text:p>
            <text:p text:style-name="P118"><text:span text:style-name="T120">		Ability to set permissions </text:span></text:p>
            <text:p text:style-name="P119"><text:span text:style-name="T121">			</text:span></text:p>
          </draw:text-box>
        </draw:frame>
      </draw:page>
      <draw:page draw:name="Slide_18" draw:style-name="dp20" draw:master-page-name="_Title Slide" presentation:presentation-page-layout-name="AL1">
        <draw:frame draw:name="Subtitle 2" draw:layer="layout" presentation:style-name="pr20" presentation:class="subtitle" presentation:placeholder="true" svg:width="33.16cm" svg:height="16.67cm" svg:x="0.3623cm" svg:y="2.081cm">
          <draw:text-box fo:min-height="16.67cm">
            <text:p text:style-name="P120"><text:span text:style-name="T122">[ </text:span><text:span text:style-name="T123">flatpak</text:span><text:span text:style-name="T124"><text:s/></text:span><text:span text:style-name="T125">]$</text:span></text:p>
            <text:p text:style-name="P121"/>
            <text:p text:style-name="P122"><text:span text:style-name="T126">	Flathub 	</text:span></text:p>
            <text:p text:style-name="P123"><text:span text:style-name="T127">	Flatpak commands</text:span></text:p>
            <text:p text:style-name="P124"><text:span text:style-name="T128">	Flatseal</text:span></text:p>
            <text:p text:style-name="P125"><text:span text:style-name="T129">	</text:span></text:p>
            <text:p text:style-name="P126"><text:span text:style-name="T130">	</text:span></text:p>
          </draw:text-box>
        </draw:frame>
      </draw:page>
      <draw:page draw:name="Slide_19" draw:style-name="dp21" draw:master-page-name="_Title Slide" presentation:presentation-page-layout-name="AL1">
        <draw:frame draw:name="Subtitle 2" draw:layer="layout" presentation:style-name="pr21" presentation:class="subtitle" presentation:placeholder="true" svg:width="33.16cm" svg:height="16.67cm" svg:x="0.3623cm" svg:y="2.081cm">
          <draw:text-box fo:min-height="16.67cm">
            <text:p text:style-name="P127"><text:span text:style-name="T131">[ appimage</text:span><text:span text:style-name="T132"><text:s/></text:span><text:span text:style-name="T133">]$</text:span></text:p>
            <text:p text:style-name="P128"/>
            <text:p text:style-name="P129"><text:span text:style-name="T134">	How appimage works</text:span><text:span text:style-name="T135">	</text:span></text:p>
            <text:p text:style-name="P130"><text:span text:style-name="T136">	Advantages</text:span></text:p>
            <text:p text:style-name="P131"><text:span text:style-name="T137">	disadvantages</text:span></text:p>
            <text:p text:style-name="P132"><text:span text:style-name="T138">	How to use appimage</text:span></text:p>
            <text:p text:style-name="P133"><text:span text:style-name="T139">	</text:span></text:p>
            <text:p text:style-name="P134"><text:span text:style-name="T140">	</text:span></text:p>
            <text:p text:style-name="P135"><text:span text:style-name="T141">	</text:span></text:p>
          </draw:text-box>
        </draw:frame>
      </draw:page>
      <draw:page draw:name="Slide_20" draw:style-name="dp22" draw:master-page-name="_Title Slide" presentation:presentation-page-layout-name="AL1">
        <draw:frame draw:name="Subtitle 2" draw:layer="layout" presentation:style-name="pr22" presentation:class="subtitle" presentation:placeholder="true" svg:width="33.16cm" svg:height="16.67cm" svg:x="0.3623cm" svg:y="2.081cm">
          <draw:text-box fo:min-height="16.67cm">
            <text:p text:style-name="P136"><text:span text:style-name="T142">[ snap</text:span><text:span text:style-name="T143"> (rant) </text:span><text:span text:style-name="T144">]$</text:span></text:p>
            <text:p text:style-name="P137"/>
            <text:p text:style-name="P138"><text:span text:style-name="T145">		Why not use it</text:span></text:p>
            <text:p text:style-name="P139"><text:span text:style-name="T146">			Snapcraft</text:span></text:p>
            <text:p text:style-name="P140"><text:span text:style-name="T147">			Speed issues</text:span></text:p>
            <text:p text:style-name="P141"><text:span text:style-name="T148">			Ethical reasons</text:span></text:p>
            <text:p text:style-name="P142"><text:span text:style-name="T149">		How to bully a snap user</text:span></text:p>
            <text:p text:style-name="P143"><text:span text:style-name="T150">		</text:span></text:p>
            <text:p text:style-name="P144"><text:span text:style-name="T151">	</text:span></text:p>
          </draw:text-box>
        </draw:frame>
      </draw:page>
      <draw:page draw:name="Slide_21" draw:style-name="dp23" draw:master-page-name="_Title Slide" presentation:presentation-page-layout-name="AL1">
        <draw:frame draw:name="Subtitle 2" draw:layer="layout" presentation:style-name="pr23" presentation:class="subtitle" presentation:placeholder="true" svg:width="33.16cm" svg:height="16.67cm" svg:x="0.3623cm" svg:y="2.081cm">
          <draw:text-box fo:min-height="16.67cm">
            <text:p text:style-name="P145"><text:span text:style-name="T152">[ standalone executables / </text:span><text:span text:style-name="T153">tarballs </text:span><text:span text:style-name="T154">]$</text:span></text:p>
            <text:p text:style-name="P146"/>
            <text:p text:style-name="P147"><text:span text:style-name="T155">		Advantages</text:span></text:p>
            <text:p text:style-name="P148"><text:span text:style-name="T156">			1st party , no dependencies</text:span></text:p>
            <text:p text:style-name="P149"><text:span text:style-name="T157">		Disadvantages</text:span></text:p>
            <text:p text:style-name="P150"><text:span text:style-name="T158">			Not secure , not discoverable </text:span></text:p>
            <text:p text:style-name="P151"><text:span text:style-name="T159">		Should you really use them ?</text:span></text:p>
            <text:p text:style-name="P152"><text:span text:style-name="T160">			No , unless there’s no other way</text:span><text:span text:style-name="T161">	</text:span></text:p>
          </draw:text-box>
        </draw:frame>
      </draw:page>
      <draw:page draw:name="Slide_22" draw:style-name="dp24" draw:master-page-name="_Title Slide" presentation:presentation-page-layout-name="AL1">
        <draw:frame draw:name="Subtitle 2" draw:layer="layout" presentation:style-name="pr24" presentation:class="subtitle" presentation:placeholder="true" svg:width="33.16cm" svg:height="16.67cm" svg:x="0.3623cm" svg:y="2.081cm">
          <draw:text-box fo:min-height="16.67cm">
            <text:p text:style-name="P153"><text:span text:style-name="T162">[ </text:span><text:span text:style-name="T163">file systems </text:span><text:span text:style-name="T164">]$</text:span></text:p>
            <text:p text:style-name="P154"><text:span text:style-name="T165">	</text:span></text:p>
            <text:p text:style-name="P155"><text:span text:style-name="T166">	Ext2/3/4</text:span></text:p>
            <text:p text:style-name="P156"><text:span text:style-name="T167">	Fat32</text:span></text:p>
            <text:p text:style-name="P157"><text:span text:style-name="T168">	Btrfs</text:span></text:p>
            <text:p text:style-name="P158"><text:span text:style-name="T169">	ntfs								“the lock”</text:span></text:p>
            <text:p text:style-name="P159"><text:span text:style-name="T170">	apfs/hfs</text:span></text:p>
            <text:p text:style-name="P160"><text:span text:style-name="T171">	swap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US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1.png" xlink:type="simple" xlink:show="embed" xlink:actuate="onLoad"/>
    <draw:fill-image draw:name="FillImage2" draw:display_name="UserFillImage2" xlink:href="Pictures/image1.png" xlink:type="simple" xlink:show="embed" xlink:actuate="onLoad"/>
    <draw:fill-image draw:name="FillImage3" draw:display_name="UserFillImage3" xlink:href="Pictures/image1.png" xlink:type="simple" xlink:show="embed" xlink:actuate="onLoad"/>
    <draw:fill-image draw:name="FillImage4" draw:display_name="UserFillImage4" xlink:href="Pictures/image1.png" xlink:type="simple" xlink:show="embed" xlink:actuate="onLoad"/>
    <draw:fill-image draw:name="FillImage5" draw:display_name="UserFillImage5" xlink:href="Pictures/image1.png" xlink:type="simple" xlink:show="embed" xlink:actuate="onLoad"/>
    <draw:fill-image draw:name="FillImage6" draw:display_name="UserFillImage6" xlink:href="Pictures/image1.png" xlink:type="simple" xlink:show="embed" xlink:actuate="onLoad"/>
    <draw:fill-image draw:name="FillImage7" draw:display_name="UserFillImage7" xlink:href="Pictures/image1.png" xlink:type="simple" xlink:show="embed" xlink:actuate="onLoad"/>
    <draw:fill-image draw:name="FillImage8" draw:display_name="UserFillImage8" xlink:href="Pictures/image1.png" xlink:type="simple" xlink:show="embed" xlink:actuate="onLoad"/>
    <draw:fill-image draw:name="FillImage9" draw:display_name="UserFillImage9" xlink:href="Pictures/image1.png" xlink:type="simple" xlink:show="embed" xlink:actuate="onLoad"/>
    <draw:fill-image draw:name="FillImage10" draw:display_name="UserFillImage10" xlink:href="Pictures/image1.png" xlink:type="simple" xlink:show="embed" xlink:actuate="onLoad"/>
    <draw:fill-image draw:name="FillImage11" draw:display_name="UserFillImage11" xlink:href="Pictures/image1.png" xlink:type="simple" xlink:show="embed" xlink:actuate="onLoad"/>
    <draw:fill-image draw:name="FillImage12" draw:display_name="UserFillImage12" xlink:href="Pictures/image1.png" xlink:type="simple" xlink:show="embed" xlink:actuate="onLoad"/>
    <draw:fill-image draw:name="FillImage13" draw:display_name="UserFillImage13" xlink:href="Pictures/image1.png" xlink:type="simple" xlink:show="embed" xlink:actuate="onLoad"/>
    <draw:fill-image draw:name="FillImage14" draw:display_name="UserFillImage14" xlink:href="Pictures/image1.png" xlink:type="simple" xlink:show="embed" xlink:actuate="onLoad"/>
    <draw:fill-image draw:name="FillImage15" draw:display_name="UserFillImage15" xlink:href="Pictures/image1.png" xlink:type="simple" xlink:show="embed" xlink:actuate="onLoad"/>
    <draw:fill-image draw:name="FillImage16" draw:display_name="UserFillImage16" xlink:href="Pictures/image1.png" xlink:type="simple" xlink:show="embed" xlink:actuate="onLoad"/>
    <draw:fill-image draw:name="FillImage17" draw:display_name="UserFillImage17" xlink:href="Pictures/image1.png" xlink:type="simple" xlink:show="embed" xlink:actuate="onLoad"/>
    <draw:fill-image draw:name="FillImage18" draw:display_name="UserFillImage18" xlink:href="Pictures/image1.png" xlink:type="simple" xlink:show="embed" xlink:actuate="onLoad"/>
    <draw:fill-image draw:name="FillImage19" draw:display_name="UserFillImage19" xlink:href="Pictures/image1.png" xlink:type="simple" xlink:show="embed" xlink:actuate="onLoad"/>
    <draw:fill-image draw:name="FillImage20" draw:display_name="UserFillImage20" xlink:href="Pictures/image1.png" xlink:type="simple" xlink:show="embed" xlink:actuate="onLoad"/>
    <draw:fill-image draw:name="FillImage21" draw:display_name="UserFillImage21" xlink:href="Pictures/image1.png" xlink:type="simple" xlink:show="embed" xlink:actuate="onLoad"/>
    <draw:fill-image draw:name="FillImage22" draw:display_name="UserFillImage22" xlink:href="Pictures/image1.png" xlink:type="simple" xlink:show="embed" xlink:actuate="onLoad"/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style style:family="graphic" style:name="Frame">
      <style:text-properties fo:font-size="18pt" style:font-size-asian="18pt" style:font-size-complex="18pt"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